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or.openDataInputStream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nector.open( java . lang . String var0 , int var1 , boolea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nector.open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nector.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nector.openOutputStream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nector.openInputStream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nector.openDataOutputStream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nector.ope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